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600000006CFD789FF.png" manifest:media-type="image/png"/>
  <manifest:file-entry manifest:full-path="Pictures/100000000000019F00000006B21EBFCF.png" manifest:media-type="image/png"/>
  <manifest:file-entry manifest:full-path="Pictures/100000000000000C0000000BA10AAC1A.png" manifest:media-type="image/png"/>
  <manifest:file-entry manifest:full-path="Pictures/100000000000031A000000253878D4FB.png" manifest:media-type="image/png"/>
  <manifest:file-entry manifest:full-path="Pictures/100000000000000E0000000899484E4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8819in" fo:margin-left="0.1722in" fo:margin-right="0.2132in" table:align="margins"/>
    </style:style>
    <style:style style:name="Table1.A" style:family="table-column">
      <style:table-column-properties style:column-width="5.791in" style:rel-column-width="48149*"/>
    </style:style>
    <style:style style:name="Table1.B" style:family="table-column">
      <style:table-column-properties style:column-width="2.091in" style:rel-column-width="17386*"/>
    </style:style>
    <style:style style:name="Table1.1" style:family="table-row">
      <style:table-row-properties style:min-row-height="0.1965in" fo:background-color="transparent">
        <style:background-image/>
      </style:table-row-properties>
    </style:style>
    <style:style style:name="Table1.A1" style:family="table-cell">
      <style:table-cell-properties style:vertical-align="bottom"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8.0208in" fo:margin-top="0.059in" fo:margin-bottom="0in" table:align="right"/>
    </style:style>
    <style:style style:name="Table3.A" style:family="table-column">
      <style:table-column-properties style:column-width="0.2431in"/>
    </style:style>
    <style:style style:name="Table3.B" style:family="table-column">
      <style:table-column-properties style:column-width="1.1111in"/>
    </style:style>
    <style:style style:name="Table3.C" style:family="table-column">
      <style:table-column-properties style:column-width="6.6667in"/>
    </style:style>
    <style:style style:name="Table3.A1" style:family="table-cell">
      <style:table-cell-properties style:vertical-align="bottom" fo:padding="0in" fo:border="none"/>
    </style:style>
    <style:style style:name="Table4" style:family="table">
      <style:table-properties style:width="8.0347in" fo:margin-top="0.059in" fo:margin-bottom="0in" table:align="right"/>
    </style:style>
    <style:style style:name="Table4.A" style:family="table-column">
      <style:table-column-properties style:column-width="0.2569in"/>
    </style:style>
    <style:style style:name="Table4.B" style:family="table-column">
      <style:table-column-properties style:column-width="1.1806in"/>
    </style:style>
    <style:style style:name="Table4.C" style:family="table-column">
      <style:table-column-properties style:column-width="6.5972in"/>
    </style:style>
    <style:style style:name="Table4.A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5" style:family="table">
      <style:table-properties style:width="8.0347in" fo:margin-top="0.059in" fo:margin-bottom="0in" table:align="right"/>
    </style:style>
    <style:style style:name="Table5.A" style:family="table-column">
      <style:table-column-properties style:column-width="0.2639in"/>
    </style:style>
    <style:style style:name="Table5.B" style:family="table-column">
      <style:table-column-properties style:column-width="1.0208in"/>
    </style:style>
    <style:style style:name="Table5.C" style:family="table-column">
      <style:table-column-properties style:column-width="6.75in"/>
    </style:style>
    <style:style style:name="Table5.A1" style:family="table-cell">
      <style:table-cell-properties style:vertical-align="bottom" fo:padding="0in" fo:border="none"/>
    </style:style>
    <style:style style:name="Table6" style:family="table">
      <style:table-properties style:width="8.0417in" fo:margin-top="0.059in" fo:margin-bottom="0in" table:align="right"/>
    </style:style>
    <style:style style:name="Table6.A" style:family="table-column">
      <style:table-column-properties style:column-width="0.2708in"/>
    </style:style>
    <style:style style:name="Table6.B" style:family="table-column">
      <style:table-column-properties style:column-width="1.6181in"/>
    </style:style>
    <style:style style:name="Table6.C" style:family="table-column">
      <style:table-column-properties style:column-width="6.1528in"/>
    </style:style>
    <style:style style:name="Table6.A1" style:family="table-cell">
      <style:table-cell-properties style:vertical-align="bottom" fo:padding="0in" fo:border="none"/>
    </style:style>
    <style:style style:name="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text-properties fo:font-size="6pt" style:font-size-asian="6pt" style:font-size-complex="6pt"/>
    </style:style>
    <style:style style:name="P3" style:family="paragraph" style:parent-style-name="Sub_5f_title">
      <style:paragraph-properties fo:margin-left="0.3217in" fo:margin-right="-0.0016in" fo:text-indent="0in" style:auto-text-indent="false"/>
    </style:style>
    <style:style style:name="P4" style:family="paragraph" style:parent-style-name="Sub_5f_title">
      <style:paragraph-properties fo:margin-left="0.3264in" fo:margin-right="-0.0016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6" style:family="paragraph" style:parent-style-name="body_5f_cv">
      <style:paragraph-properties fo:margin-left="0.6283in" fo:margin-right="0.2327in" fo:text-indent="-0.1516in" style:auto-text-indent="false">
        <style:tab-stops/>
      </style:paragraph-properties>
    </style:style>
    <style:style style:name="P7" style:family="paragraph" style:parent-style-name="body_5f_cv">
      <style:paragraph-properties fo:margin-left="0.6236in" fo:margin-right="0.2327in" fo:text-indent="-0.1409in" style:auto-text-indent="false">
        <style:tab-stops/>
      </style:paragraph-properties>
    </style:style>
    <style:style style:name="P8" style:family="paragraph" style:parent-style-name="body_5f_cv">
      <style:paragraph-properties fo:margin-left="0.6339in" fo:margin-right="0.2173in" fo:text-indent="-0.1516in" style:auto-text-indent="false">
        <style:tab-stops/>
      </style:paragraph-properties>
    </style:style>
    <style:style style:name="P9" style:family="paragraph" style:parent-style-name="tpl_5f_txt_5f_small" style:master-page-name="">
      <style:paragraph-properties style:page-number="auto"/>
    </style:style>
    <style:style style:name="P10" style:family="paragraph" style:parent-style-name="contact_5f_info">
      <style:paragraph-properties fo:margin-left="0.1929in" fo:margin-right="0in" fo:text-indent="-0.1965in" style:auto-text-indent="false">
        <style:tab-stops/>
      </style:paragraph-properties>
    </style:style>
    <style:style style:name="P11" style:family="paragraph" style:parent-style-name="contact_5f_info">
      <style:paragraph-properties fo:margin-left="0.1929in" fo:margin-right="0in" fo:text-indent="-0.2008in" style:auto-text-indent="false">
        <style:tab-stops/>
      </style:paragraph-properties>
    </style:style>
    <style:style style:name="P12" style:family="paragraph" style:parent-style-name="Sub_5f_title">
      <style:paragraph-properties fo:margin-left="0.3264in" fo:margin-right="-0.0016in" fo:text-indent="0in" style:auto-text-indent="false"/>
    </style:style>
    <style:style style:name="P13" style:family="paragraph" style:parent-style-name="body_5f_cv">
      <style:text-properties fo:font-size="2pt" style:font-size-asian="1.75pt" style:font-size-complex="2pt"/>
    </style:style>
    <style:style style:name="P14" style:family="paragraph" style:parent-style-name="body_5f_cv">
      <style:paragraph-properties fo:margin-left="0.6283in" fo:margin-right="0.2327in" fo:text-indent="-0.1516in" style:auto-text-indent="false">
        <style:tab-stops/>
      </style:paragraph-properties>
    </style:style>
    <style:style style:name="P15" style:family="paragraph" style:parent-style-name="body_5f_cv">
      <style:paragraph-properties fo:margin-left="0.6339in" fo:margin-right="0.2173in" fo:text-indent="-0.1516in" style:auto-text-indent="false">
        <style:tab-stops/>
      </style:paragraph-properties>
    </style:style>
    <style:style style:name="P16" style:family="paragraph" style:parent-style-name="body_5f_cv">
      <style:paragraph-properties fo:margin-left="0.6339in" fo:margin-right="0.2173in" fo:text-indent="-0.1516in" style:auto-text-indent="false">
        <style:tab-stops/>
      </style:paragraph-properties>
      <style:text-properties fo:font-size="2pt" style:font-size-asian="1.75pt" style:font-size-complex="2pt"/>
    </style:style>
    <style:style style:name="T1" style:family="text">
      <style:text-properties fo:color="#5f849c"/>
    </style:style>
    <style:style style:name="T2" style:family="text">
      <style:text-properties fo:language="en" fo:country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CV_5f_Header">Amaury Brisou</text:p>
            <text:p text:style-name="sub_5f_header">Analyst Programmer</text:p>
            <text:p text:style-name="info_5f_user">26 ans<text:line-break/>Driving Licence</text:p>
          </table:table-cell>
          <table:table-cell table:style-name="Table1.B1" table:number-rows-spanned="2" office:value-type="string">
            <text:p text:style-name="P11"><draw:frame draw:style-name="fr1" draw:name="mail" text:anchor-type="as-char" svg:width="0.1252in" svg:height="0.1146in" draw:z-index="3"><draw:image xlink:href="Pictures/100000000000000C0000000BA10AAC1A.png" xlink:type="simple" xlink:show="embed" xlink:actuate="onLoad"/></draw:frame> <text:s/>amaury.brisou@gmail.com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title_5f_my_5f_online_5f_resume">Mon CV en ligne: <text:span text:style-name="T1">www.doyoubuzz.com/amaury-brisou</text:span></text:p>
          </table:table-cell>
          <table:covered-table-cell/>
        </table:table-row>
      </table:table>
      <text:p text:style-name="Text_20_body"><draw:frame draw:style-name="fr1" draw:name="graphics1" text:anchor-type="as-char" svg:width="8.2673in" svg:height="0.222in" draw:z-index="0"><draw:image xlink:href="Pictures/100000000000031A000000253878D4FB.png" xlink:type="simple" xlink:show="embed" xlink:actuate="onLoad"/></draw:frame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draw:frame draw:style-name="fr1" draw:name="graphics2" text:anchor-type="as-char" svg:width="0.2291in" svg:height="0.0626in" draw:z-index="1"><draw:image xlink:href="Pictures/100000000000001600000006CFD789FF.png" xlink:type="simple" xlink:show="embed" xlink:actuate="onLoad"/></draw:frame></text:p>
          </table:table-cell>
          <table:table-cell table:style-name="Table3.A1" office:value-type="string">
            <text:p text:style-name="Title_5f_niv1">Experiences</text:p>
          </table:table-cell>
          <table:table-cell table:style-name="Table3.A1" office:value-type="string">
            <text:p text:style-name="P5"><draw:frame draw:style-name="fr2" draw:name="graphics3" text:anchor-type="as-char" svg:width="6.4791in" svg:height="0.0626in" draw:z-index="2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System &amp; Web Developer</text:p>
      <text:p text:style-name="P3">Sanspapier.com : Recommandation Search Engine - Paris, France - CDI - Février 2012, Juillet 2013</text:p>
      <text:p text:style-name="tpl_5f_txt_5f_small"/>
      <text:p text:style-name="P6"><draw:frame draw:style-name="fr3" draw:name="graphics4" text:anchor-type="as-char" svg:y="-0.0882in" svg:width="0.1457in" svg:height="0.0835in" draw:z-index="4"><draw:image xlink:href="Pictures/100000000000000E0000000899484E47.png" xlink:type="simple" xlink:show="embed" xlink:actuate="onLoad"/></draw:frame>Search Engine developement integrating the semantic library Unitex in Java.</text:p>
      <text:p text:style-name="P6"><draw:frame draw:style-name="fr3" draw:name="graphics41" text:anchor-type="as-char" svg:y="-0.0882in" svg:width="0.1457in" svg:height="0.0835in" draw:z-index="5"><draw:image xlink:href="Pictures/100000000000000E0000000899484E47.png" xlink:type="simple" xlink:show="embed" xlink:actuate="onLoad"/></draw:frame>Extraction and balancing of full-text extracted keywords in order to generate book list recommendation around each given book</text:p>
      <text:p text:style-name="P6"><draw:frame draw:style-name="fr3" draw:name="graphics42" text:anchor-type="as-char" svg:y="-0.0882in" svg:width="0.1457in" svg:height="0.0835in" draw:z-index="6"><draw:image xlink:href="Pictures/100000000000000E0000000899484E47.png" xlink:type="simple" xlink:show="embed" xlink:actuate="onLoad"/></draw:frame>Hadoop cluster setup and Map/Reduce text analysis algorithm developement</text:p>
      <text:p text:style-name="P6"><draw:frame draw:style-name="fr3" draw:name="graphics43" text:anchor-type="as-char" svg:y="-0.0882in" svg:width="0.1457in" svg:height="0.0835in" draw:z-index="7"><draw:image xlink:href="Pictures/100000000000000E0000000899484E47.png" xlink:type="simple" xlink:show="embed" xlink:actuate="onLoad"/></draw:frame>Payement system integration</text:p>
      <text:p text:style-name="P6"><draw:frame draw:style-name="fr3" draw:name="graphics44" text:anchor-type="as-char" svg:y="-0.0882in" svg:width="0.1457in" svg:height="0.0835in" draw:z-index="8"><draw:image xlink:href="Pictures/100000000000000E0000000899484E47.png" xlink:type="simple" xlink:show="embed" xlink:actuate="onLoad"/></draw:frame>Network setup and management</text:p>
      <text:p text:style-name="tpl_5f_txt_5f_small"/>
      <text:p text:style-name="title_5f_niv2">Newtork &amp; System Administrator</text:p>
      <text:p text:style-name="P3">Carrefour Market - Bourges, France - CDD - Septembre 2009, Juillet 2010</text:p>
      <text:p text:style-name="tpl_5f_txt_5f_small"/>
      <text:p text:style-name="P6"><draw:frame draw:style-name="fr3" draw:name="graphics45" text:anchor-type="as-char" svg:y="-0.0882in" svg:width="0.1457in" svg:height="0.0835in" draw:z-index="49"><draw:image xlink:href="Pictures/100000000000000E0000000899484E47.png" xlink:type="simple" xlink:show="embed" xlink:actuate="onLoad"/></draw:frame>Production network high availability maintenance</text:p>
      <text:p text:style-name="P6"><draw:frame draw:style-name="fr3" draw:name="graphics46" text:anchor-type="as-char" svg:y="-0.0882in" svg:width="0.1457in" svg:height="0.0835in" draw:z-index="9"><draw:image xlink:href="Pictures/100000000000000E0000000899484E47.png" xlink:type="simple" xlink:show="embed" xlink:actuate="onLoad"/></draw:frame>Hardware management application developement in JAVA (JDBC)</text:p>
      <text:p text:style-name="P6"><draw:frame draw:style-name="fr3" draw:name="graphics47" text:anchor-type="as-char" svg:y="-0.0882in" svg:width="0.1457in" svg:height="0.0835in" draw:z-index="10"><draw:image xlink:href="Pictures/100000000000000E0000000899484E47.png" xlink:type="simple" xlink:show="embed" xlink:actuate="onLoad"/></draw:frame>Server migration <text:s/>(Mail Exchange toward Lotus,Impression...)</text:p>
      <text:p text:style-name="P6"><draw:frame draw:style-name="fr3" draw:name="graphics48" text:anchor-type="as-char" svg:y="-0.0882in" svg:width="0.1457in" svg:height="0.0835in" draw:z-index="11"><draw:image xlink:href="Pictures/100000000000000E0000000899484E47.png" xlink:type="simple" xlink:show="embed" xlink:actuate="onLoad"/></draw:frame>User assistance</text:p>
      <text:p text:style-name="tpl_5f_txt_5f_small"/>
      <text:p text:style-name="title_5f_niv2">Laptop repairer</text:p>
      <text:p text:style-name="P3">Librenberry - Bourges, France - CDD - Septembre 2008, Juin 2009</text:p>
      <text:p text:style-name="tpl_5f_txt_5f_small"/>
      <text:p text:style-name="P6"><draw:frame draw:style-name="fr3" draw:name="graphics49" text:anchor-type="as-char" svg:y="-0.0882in" svg:width="0.1457in" svg:height="0.0835in" draw:z-index="12"><draw:image xlink:href="Pictures/100000000000000E0000000899484E47.png" xlink:type="simple" xlink:show="embed" xlink:actuate="onLoad"/></draw:frame>Diagnostic &amp; Repairing des pannes matérielles et logiciels (PC,Mac)</text:p>
      <text:p text:style-name="P6"><draw:frame draw:style-name="fr3" draw:name="graphics410" text:anchor-type="as-char" svg:y="-0.0882in" svg:width="0.1457in" svg:height="0.0835in" draw:z-index="13"><draw:image xlink:href="Pictures/100000000000000E0000000899484E47.png" xlink:type="simple" xlink:show="embed" xlink:actuate="onLoad"/></draw:frame>Linux system &amp; software mending</text:p>
      <text:p text:style-name="P6"><draw:frame draw:style-name="fr3" draw:name="graphics411" text:anchor-type="as-char" svg:y="-0.0882in" svg:width="0.1457in" svg:height="0.0835in" draw:z-index="14"><draw:image xlink:href="Pictures/100000000000000E0000000899484E47.png" xlink:type="simple" xlink:show="embed" xlink:actuate="onLoad"/></draw:frame>E-commerce website management</text:p>
      <text:p text:style-name="tpl_5f_txt_5f_small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draw:frame draw:style-name="fr1" draw:name="graphics5" text:anchor-type="as-char" svg:width="0.2291in" svg:height="0.0626in" draw:z-index="15"><draw:image xlink:href="Pictures/100000000000001600000006CFD789FF.png" xlink:type="simple" xlink:show="embed" xlink:actuate="onLoad"/></draw:frame></text:p>
          </table:table-cell>
          <table:table-cell table:style-name="Table4.A1" office:value-type="string">
            <text:p text:style-name="Title_5f_niv1">Expertise </text:p>
          </table:table-cell>
          <table:table-cell table:style-name="Table4.A1" office:value-type="string">
            <text:p text:style-name="P5"><draw:frame draw:style-name="fr2" draw:name="graphics6" text:anchor-type="as-char" svg:width="6.4654in" svg:height="0.0626in" draw:z-index="16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System &amp; Network Administration </text:p>
      <text:p text:style-name="tpl_5f_txt_5f_small"/>
      <text:p text:style-name="P7"><draw:frame draw:style-name="fr3" draw:name="graphics7" text:anchor-type="as-char" svg:y="-0.0882in" svg:width="0.1457in" svg:height="0.0835in" draw:z-index="17"><draw:image xlink:href="Pictures/100000000000000E0000000899484E47.png" xlink:type="simple" xlink:show="embed" xlink:actuate="onLoad"/></draw:frame>Apache </text:p>
      <text:p text:style-name="P7"><draw:frame draw:style-name="fr3" draw:name="graphics71" text:anchor-type="as-char" svg:y="-0.0882in" svg:width="0.1457in" svg:height="0.0835in" draw:z-index="18"><draw:image xlink:href="Pictures/100000000000000E0000000899484E47.png" xlink:type="simple" xlink:show="embed" xlink:actuate="onLoad"/></draw:frame>Hadoop &amp; HDFS </text:p>
      <text:p text:style-name="P7"><draw:frame draw:style-name="fr3" draw:name="graphics72" text:anchor-type="as-char" svg:y="-0.0882in" svg:width="0.1457in" svg:height="0.0835in" draw:z-index="19"><draw:image xlink:href="Pictures/100000000000000E0000000899484E47.png" xlink:type="simple" xlink:show="embed" xlink:actuate="onLoad"/></draw:frame>Apache Nutch Crawler </text:p>
      <text:p text:style-name="P7"><draw:frame draw:style-name="fr3" draw:name="graphics73" text:anchor-type="as-char" svg:y="-0.0882in" svg:width="0.1457in" svg:height="0.0835in" draw:z-index="20"><draw:image xlink:href="Pictures/100000000000000E0000000899484E47.png" xlink:type="simple" xlink:show="embed" xlink:actuate="onLoad"/></draw:frame>Apache Solr </text:p>
      <text:p text:style-name="P7"><draw:frame draw:style-name="fr3" draw:name="graphics74" text:anchor-type="as-char" svg:y="-0.0882in" svg:width="0.1457in" svg:height="0.0835in" draw:z-index="21"><draw:image xlink:href="Pictures/100000000000000E0000000899484E47.png" xlink:type="simple" xlink:show="embed" xlink:actuate="onLoad"/></draw:frame>Xen Hyperviseur </text:p>
      <text:p text:style-name="P7"><draw:frame draw:style-name="fr3" draw:name="graphics75" text:anchor-type="as-char" svg:y="-0.0882in" svg:width="0.1457in" svg:height="0.0835in" draw:z-index="22"><draw:image xlink:href="Pictures/100000000000000E0000000899484E47.png" xlink:type="simple" xlink:show="embed" xlink:actuate="onLoad"/></draw:frame>LVM &amp; VRAID </text:p>
      <text:p text:style-name="P7"><draw:frame draw:style-name="fr3" draw:name="graphics76" text:anchor-type="as-char" svg:y="-0.0882in" svg:width="0.1457in" svg:height="0.0835in" draw:z-index="23"><draw:image xlink:href="Pictures/100000000000000E0000000899484E47.png" xlink:type="simple" xlink:show="embed" xlink:actuate="onLoad"/></draw:frame>Iptables </text:p>
      <text:p text:style-name="P7"><draw:frame draw:style-name="fr3" draw:name="graphics77" text:anchor-type="as-char" svg:y="-0.0882in" svg:width="0.1457in" svg:height="0.0835in" draw:z-index="24"><draw:image xlink:href="Pictures/100000000000000E0000000899484E47.png" xlink:type="simple" xlink:show="embed" xlink:actuate="onLoad"/></draw:frame>Subversion</text:p>
      <text:p text:style-name="tpl_5f_txt_5f_small"/>
      <text:p text:style-name="title_5f_niv2">Java </text:p>
      <text:p text:style-name="tpl_5f_txt_5f_small"/>
      <text:p text:style-name="P7"><draw:frame draw:style-name="fr3" draw:name="graphics78" text:anchor-type="as-char" svg:y="-0.0882in" svg:width="0.1457in" svg:height="0.0835in" draw:z-index="25"><draw:image xlink:href="Pictures/100000000000000E0000000899484E47.png" xlink:type="simple" xlink:show="embed" xlink:actuate="onLoad"/></draw:frame>Executor Framework : MultiThread &amp; Concurrency </text:p>
      <text:p text:style-name="P7"><draw:frame draw:style-name="fr3" draw:name="graphics79" text:anchor-type="as-char" svg:y="-0.0882in" svg:width="0.1457in" svg:height="0.0835in" draw:z-index="26"><draw:image xlink:href="Pictures/100000000000000E0000000899484E47.png" xlink:type="simple" xlink:show="embed" xlink:actuate="onLoad"/></draw:frame>Hadoop Map/Reduce Algorithms </text:p>
      <text:p text:style-name="P7"><draw:frame draw:style-name="fr3" draw:name="graphics710" text:anchor-type="as-char" svg:y="-0.0882in" svg:width="0.1457in" svg:height="0.0835in" draw:z-index="27"><draw:image xlink:href="Pictures/100000000000000E0000000899484E47.png" xlink:type="simple" xlink:show="embed" xlink:actuate="onLoad"/></draw:frame>Maven </text:p>
      <text:p text:style-name="P7"><draw:frame draw:style-name="fr3" draw:name="graphics711" text:anchor-type="as-char" svg:y="-0.0882in" svg:width="0.1457in" svg:height="0.0835in" draw:z-index="28"><draw:image xlink:href="Pictures/100000000000000E0000000899484E47.png" xlink:type="simple" xlink:show="embed" xlink:actuate="onLoad"/></draw:frame>Apache Solr </text:p>
      <text:p text:style-name="P7"><draw:frame draw:style-name="fr3" draw:name="graphics712" text:anchor-type="as-char" svg:y="-0.0882in" svg:width="0.1457in" svg:height="0.0835in" draw:z-index="29"><draw:image xlink:href="Pictures/100000000000000E0000000899484E47.png" xlink:type="simple" xlink:show="embed" xlink:actuate="onLoad"/></draw:frame>Neo4J Graph Database </text:p>
      <text:p text:style-name="P7"><draw:frame draw:style-name="fr3" draw:name="graphics713" text:anchor-type="as-char" svg:y="-0.0882in" svg:width="0.1457in" svg:height="0.0835in" draw:z-index="30"><draw:image xlink:href="Pictures/100000000000000E0000000899484E47.png" xlink:type="simple" xlink:show="embed" xlink:actuate="onLoad"/></draw:frame>JDBC : Hibernate </text:p>
      <text:p text:style-name="P7"><draw:frame draw:style-name="fr3" draw:name="graphics714" text:anchor-type="as-char" svg:y="-0.0882in" svg:width="0.1457in" svg:height="0.0835in" draw:z-index="31"><draw:image xlink:href="Pictures/100000000000000E0000000899484E47.png" xlink:type="simple" xlink:show="embed" xlink:actuate="onLoad"/></draw:frame>Log4j : Logging Framework</text:p>
      <text:p text:style-name="tpl_5f_txt_5f_small"/>
      <text:p text:style-name="title_5f_niv2">Javascript </text:p>
      <text:p text:style-name="tpl_5f_txt_5f_small"/>
      <text:p text:style-name="P7"><draw:frame draw:style-name="fr3" draw:name="graphics715" text:anchor-type="as-char" svg:y="-0.0882in" svg:width="0.1457in" svg:height="0.0835in" draw:z-index="32"><draw:image xlink:href="Pictures/100000000000000E0000000899484E47.png" xlink:type="simple" xlink:show="embed" xlink:actuate="onLoad"/></draw:frame>Nodejs </text:p>
      <text:p text:style-name="P7"><draw:frame draw:style-name="fr3" draw:name="graphics716" text:anchor-type="as-char" svg:y="-0.0882in" svg:width="0.1457in" svg:height="0.0835in" draw:z-index="33"><draw:image xlink:href="Pictures/100000000000000E0000000899484E47.png" xlink:type="simple" xlink:show="embed" xlink:actuate="onLoad"/></draw:frame>AJAX </text:p>
      <text:p text:style-name="P7"><draw:frame draw:style-name="fr3" draw:name="graphics717" text:anchor-type="as-char" svg:y="-0.0882in" svg:width="0.1457in" svg:height="0.0835in" draw:z-index="34"><draw:image xlink:href="Pictures/100000000000000E0000000899484E47.png" xlink:type="simple" xlink:show="embed" xlink:actuate="onLoad"/></draw:frame>Web Socket &amp; Web Worker &amp; WebRTC </text:p>
      <text:p text:style-name="P7"><draw:frame draw:style-name="fr3" draw:name="graphics718" text:anchor-type="as-char" svg:y="-0.0882in" svg:width="0.1457in" svg:height="0.0835in" draw:z-index="35"><draw:image xlink:href="Pictures/100000000000000E0000000899484E47.png" xlink:type="simple" xlink:show="embed" xlink:actuate="onLoad"/></draw:frame>WebGL : Threejs, Cannonjs </text:p>
      <text:p text:style-name="P7"><draw:frame draw:style-name="fr3" draw:name="graphics719" text:anchor-type="as-char" svg:y="-0.0882in" svg:width="0.1457in" svg:height="0.0835in" draw:z-index="36"><draw:image xlink:href="Pictures/100000000000000E0000000899484E47.png" xlink:type="simple" xlink:show="embed" xlink:actuate="onLoad"/></draw:frame>JQuery</text:p>
      <text:p text:style-name="tpl_5f_txt_5f_small"/>
      <text:p text:style-name="title_5f_niv2">Général </text:p>
      <text:p text:style-name="tpl_5f_txt_5f_small"/>
      <text:p text:style-name="P7"><draw:frame draw:style-name="fr3" draw:name="graphics720" text:anchor-type="as-char" svg:y="-0.0882in" svg:width="0.1457in" svg:height="0.0835in" draw:z-index="37"><draw:image xlink:href="Pictures/100000000000000E0000000899484E47.png" xlink:type="simple" xlink:show="embed" xlink:actuate="onLoad"/></draw:frame>Regular Expression Java, Grep et Egrep, Perl</text:p>
      <text:p text:style-name="P7"><draw:frame draw:style-name="fr3" draw:name="graphics721" text:anchor-type="as-char" svg:y="-0.0882in" svg:width="0.1457in" svg:height="0.0835in" draw:z-index="38"><draw:image xlink:href="Pictures/100000000000000E0000000899484E47.png" xlink:type="simple" xlink:show="embed" xlink:actuate="onLoad"/></draw:frame>Python </text:p>
      <text:p text:style-name="P7"><draw:frame draw:style-name="fr3" draw:name="graphics722" text:anchor-type="as-char" svg:y="-0.0882in" svg:width="0.1457in" svg:height="0.0835in" draw:z-index="39"><draw:image xlink:href="Pictures/100000000000000E0000000899484E47.png" xlink:type="simple" xlink:show="embed" xlink:actuate="onLoad"/></draw:frame>Langage C, Makefile, Compilation &amp; Debugging</text:p>
      <text:p text:style-name="tpl_5f_txt_5f_small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office:value-type="string">
            <text:p text:style-name="P2"><draw:frame draw:style-name="fr1" draw:name="graphics8" text:anchor-type="as-char" svg:width="0.2291in" svg:height="0.0626in" draw:z-index="40"><draw:image xlink:href="Pictures/100000000000001600000006CFD789FF.png" xlink:type="simple" xlink:show="embed" xlink:actuate="onLoad"/></draw:frame></text:p>
          </table:table-cell>
          <table:table-cell table:style-name="Table5.A1" office:value-type="string">
            <text:p text:style-name="Title_5f_niv1">Training</text:p>
          </table:table-cell>
          <table:table-cell table:style-name="Table5.A1" office:value-type="string">
            <text:p text:style-name="P5"><draw:frame draw:style-name="fr2" draw:name="graphics9" text:anchor-type="as-char" svg:width="6.4516in" svg:height="0.0626in" draw:z-index="41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itle_5f_niv2">Baccalauréat Science et Technique Industriel : Electronique - Lycée Pierre-Emile Martin </text:p>
      <text:p text:style-name="P4">Juin 2005 - Juin 2006 </text:p>
      <text:p text:style-name="tpl_5f_txt_5f_small"/>
      <text:p text:style-name="P8"><draw:frame draw:style-name="fr3" draw:name="graphics10" text:anchor-type="as-char" svg:y="-0.0882in" svg:width="0.1457in" svg:height="0.0835in" draw:z-index="42"><draw:image xlink:href="Pictures/100000000000000E0000000899484E47.png" xlink:type="simple" xlink:show="embed" xlink:actuate="onLoad"/></draw:frame>This bachelor taught electricy, programming and electronic basics</text:p>
      <text:p text:style-name="tpl_5f_txt_5f_small"/>
      <text:p text:style-name="title_5f_niv2">BTS Informatique de Gestion : Administrateur de Réseau Locaux - ISCB </text:p>
      <text:p text:style-name="P4">Septembre 2008 - Juin 2010 </text:p>
      <text:p text:style-name="tpl_5f_txt_5f_small"/>
      <text:p text:style-name="P8"><draw:frame draw:style-name="fr3" draw:name="graphics101" text:anchor-type="as-char" svg:y="-0.0882in" svg:width="0.1457in" svg:height="0.0835in" draw:z-index="43"><draw:image xlink:href="Pictures/100000000000000E0000000899484E47.png" xlink:type="simple" xlink:show="embed" xlink:actuate="onLoad"/></draw:frame>Setup and manager computer newtork</text:p>
      <text:p text:style-name="P16"/>
      <text:p text:style-name="P8"><draw:frame draw:style-name="fr3" draw:name="graphics18" text:anchor-type="as-char" svg:y="-0.0882in" svg:width="0.1457in" svg:height="0.0835in" draw:z-index="56"><draw:image xlink:href="Pictures/100000000000000E0000000899484E47.png" xlink:type="simple" xlink:show="embed" xlink:actuate="onLoad"/></draw:frame>Analyse needs and develop c<text:span text:style-name="T2">onceptual schema</text:span></text:p>
      <text:p text:style-name="P16"/>
      <text:p text:style-name="title_5f_niv2">Self-taught man </text:p>
      <text:p text:style-name="P4">15 years old</text:p>
      <text:p text:style-name="tpl_5f_txt_5f_small"/>
      <text:p text:style-name="P8"><draw:frame draw:style-name="fr3" draw:name="graphics17" text:anchor-type="as-char" svg:y="-0.0882in" svg:width="0.1457in" svg:height="0.0835in" draw:z-index="55"><draw:image xlink:href="Pictures/100000000000000E0000000899484E47.png" xlink:type="simple" xlink:show="embed" xlink:actuate="onLoad"/></draw:frame>Formation visant à Installer et gérer un parc informatique et administrer un réseau dans les PME-PMI.</text:p>
      <text:p text:style-name="tpl_5f_txt_5f_small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<draw:frame draw:style-name="fr1" draw:name="graphics12" text:anchor-type="as-char" svg:width="0.2709in" svg:height="0.0626in" draw:z-index="44"><draw:image xlink:href="Pictures/100000000000001600000006CFD789FF.png" xlink:type="simple" xlink:show="embed" xlink:actuate="onLoad"/></draw:frame></text:p>
          </table:table-cell>
          <table:table-cell table:style-name="Table6.A1" office:value-type="string">
            <text:p text:style-name="Title_5f_niv1">Pastime</text:p>
          </table:table-cell>
          <table:table-cell table:style-name="Table6.A1" office:value-type="string">
            <text:p text:style-name="P5"><draw:frame draw:style-name="fr2" draw:name="graphics13" text:anchor-type="as-char" svg:width="5.8354in" svg:height="0.0626in" draw:z-index="45"><draw:image xlink:href="Pictures/100000000000019F00000006B21EBFCF.png" xlink:type="simple" xlink:show="embed" xlink:actuate="onLoad"/></draw:frame></text:p>
          </table:table-cell>
        </table:table-row>
      </table:table>
      <text:p text:style-name="tpl_5f_txt_5f_small"/>
      <text:p text:style-name="tpl_5f_txt_5f_small"/>
      <text:p text:style-name="body_5f_cv"><draw:frame draw:style-name="fr3" draw:name="graphics11" text:anchor-type="as-char" svg:y="-0.0882in" svg:width="0.1457in" svg:height="0.0835in" draw:z-index="46"><draw:image xlink:href="Pictures/100000000000000E0000000899484E47.png" xlink:type="simple" xlink:show="embed" xlink:actuate="onLoad"/></draw:frame>Surf</text:p>
      <text:p text:style-name="P13"/>
      <text:p text:style-name="body_5f_cv"><draw:frame draw:style-name="fr3" draw:name="graphics14" text:anchor-type="as-char" svg:y="-0.0882in" svg:width="0.1457in" svg:height="0.0835in" draw:z-index="50"><draw:image xlink:href="Pictures/100000000000000E0000000899484E47.png" xlink:type="simple" xlink:show="embed" xlink:actuate="onLoad"/></draw:frame>Trumpet, Jazz (15 years)</text:p>
      <text:p text:style-name="tpl_5f_txt_5f_small"/>
      <text:p text:style-name="body_5f_cv"><draw:frame draw:style-name="fr3" draw:name="graphics112" text:anchor-type="as-char" svg:y="-0.0882in" svg:width="0.1457in" svg:height="0.0835in" draw:z-index="47"><draw:image xlink:href="Pictures/100000000000000E0000000899484E47.png" xlink:type="simple" xlink:show="embed" xlink:actuate="onLoad"/></draw:frame>History of Antiquity</text:p>
      <text:p text:style-name="P13"/>
      <text:p text:style-name="body_5f_cv"><draw:frame draw:style-name="fr3" draw:name="graphics16" text:anchor-type="as-char" svg:y="-0.0882in" svg:width="0.1457in" svg:height="0.0835in" draw:z-index="54"><draw:image xlink:href="Pictures/100000000000000E0000000899484E47.png" xlink:type="simple" xlink:show="embed" xlink:actuate="onLoad"/></draw:frame>Computer science meetups (Security, Big Data, Javascript, Android...)</text:p>
      <text:p text:style-name="tpl_5f_txt_5f_small"/>
      <text:p text:style-name="title_5f_niv2">Informatique</text:p>
      <text:p text:style-name="tpl_5f_txt_5f_small"/>
      <text:p text:style-name="body_5f_cv"><draw:frame draw:style-name="fr3" draw:name="graphics113" text:anchor-type="as-char" svg:y="-0.0882in" svg:width="0.1457in" svg:height="0.0835in" draw:z-index="48"><draw:image xlink:href="Pictures/100000000000000E0000000899484E47.png" xlink:type="simple" xlink:show="embed" xlink:actuate="onLoad"/></draw:frame>Blog : <text:a xlink:type="simple" xlink:href="http://ww.puzzledge.eu/">http://puzzledge.eu</text:a></text:p>
      <text:p text:style-name="tpl_5f_txt_5f_small"/>
      <text:p text:style-name="body_5f_cv"><draw:frame draw:style-name="fr3" draw:name="graphics114" text:anchor-type="as-char" svg:y="-0.0882in" svg:width="0.1457in" svg:height="0.0835in" draw:z-index="53"><draw:image xlink:href="Pictures/100000000000000E0000000899484E47.png" xlink:type="simple" xlink:show="embed" xlink:actuate="onLoad"/></draw:frame>WebGL Vidéo game : <text:s/><text:a xlink:type="simple" xlink:href="http://ww.puzzledge.eu/">http://maze.puzzledge.eu</text:a></text:p>
      <text:p text:style-name="P13"/>
      <text:p text:style-name="body_5f_cv"><draw:frame draw:style-name="fr3" draw:name="graphics115" text:anchor-type="as-char" svg:y="-0.0882in" svg:width="0.1457in" svg:height="0.0835in" draw:z-index="52"><draw:image xlink:href="Pictures/100000000000000E0000000899484E47.png" xlink:type="simple" xlink:show="embed" xlink:actuate="onLoad"/></draw:frame>Javascript Librairy WW : Web Worker Easily : <text:a xlink:type="simple" xlink:href="http://ww.puzzledge.eu/">http://ww.puzzledge.eu</text:a></text:p>
      <text:p text:style-name="P13"/>
      <text:p text:style-name="body_5f_cv"><draw:frame draw:style-name="fr3" draw:name="graphics15" text:anchor-type="as-char" svg:y="-0.0882in" svg:width="0.1457in" svg:height="0.0835in" draw:z-index="51"><draw:image xlink:href="Pictures/100000000000000E0000000899484E47.png" xlink:type="simple" xlink:show="embed" xlink:actuate="onLoad"/></draw:frame>CV Website <text:s/>: <text:a xlink:type="simple" xlink:href="http://ww.puzzledge.eu/">http://amaury-brisou-cv.puzzledge.eu</text:a></text:p>
      <text:p text:style-name="body_5f_cv"/>
      <text:p text:style-name="tpl_5f_txt_5f_smal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5f849c"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398in" fo:text-indent="0in" style:auto-text-indent="false" fo:background-color="transparent" style:shadow="none">
        <style:background-image/>
      </style:paragraph-properties>
      <style:text-properties fo:color="#4a4a4a" style:font-name="Arial1" fo:font-size="8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a4a4a" style:font-name="Arial1" fo:font-size="7pt" style:font-size-asian="10.5pt"/>
    </style:style>
    <style:style style:name="text_5f_header" style:display-name="text_header" style:family="paragraph" style:parent-style-name="Text"/>
    <style:style style:name="Text" style:family="paragraph" style:parent-style-name="Caption" style:class="extra"/>
    <style:style style:name="Sub_20_title_20_header" style:display-name="Sub title header" style:family="paragraph" style:parent-style-name="Text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in" fo:margin-right="0in" fo:text-indent="0in" style:auto-text-indent="false"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o_5f_title" style:display-name="bio_title" style:family="paragraph" style:parent-style-name="Table_20_Contents" style:master-page-name="">
      <style:paragraph-properties fo:margin="100%" fo:margin-left="0.3937in" fo:margin-right="0.3937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fo:color="#4c4c4c" fo:font-size="12.5pt" fo:font-weight="bold" style:font-size-asian="10.5pt"/>
    </style:style>
    <style:style style:name="Index_20_1" style:display-name="Index 1" style:family="paragraph" style:parent-style-name="Index" style:class="index">
      <style:paragraph-properties fo:margin="100%" fo:margin-left="0in" fo:margin-right="0in" fo:text-indent="0in" style:auto-text-indent="false"/>
    </style:style>
    <style:style style:name="Title_5f_niv1" style:display-name="Title_niv1" style:family="paragraph" style:next-style-name="Marginalia" style:master-page-name="">
      <style:paragraph-properties fo:text-align="center" style:justify-single-word="false" style:page-number="auto"/>
      <style:text-properties fo:color="#4c4c4c" style:font-name="Arial2" fo:font-size="12.5pt" fo:font-weight="bold"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Title_5f_niv2_5f_right" style:display-name="Title_niv2_right" style:family="paragraph" style:parent-style-name="Title_5f_niv1">
      <style:paragraph-properties fo:text-align="start" style:justify-single-word="false"/>
      <style:text-properties fo:color="#4a4a4a" fo:font-size="9pt" style:font-size-asian="10.5pt"/>
    </style:style>
    <style:style style:name="info_5f_user" style:display-name="info_user" style:family="paragraph" style:parent-style-name="Table_20_Contents">
      <style:text-properties fo:color="#4c4c4c" fo:font-size="8.5pt" style:font-size-asian="10.5pt"/>
    </style:style>
    <style:style style:name="url_5f_CV" style:display-name="url_CV" style:family="paragraph" style:parent-style-name="text_5f_header" style:master-page-name="">
      <style:paragraph-properties fo:margin-top="0.0429in" fo:margin-bottom="0in" fo:line-height="100%" style:page-number="auto"/>
      <style:text-properties fo:color="#5f849c" style:font-name="Arial1" fo:font-size="10.5pt" fo:font-style="normal" style:font-weight-asian="normal" style:font-weight-complex="normal"/>
    </style:style>
    <style:style style:name="Sub_5f_title" style:display-name="Sub_title" style:family="paragraph" style:parent-style-name="Text_20_body" style:master-page-name="">
      <style:paragraph-properties fo:margin-top="0in" fo:margin-bottom="0in" style:page-number="auto"/>
      <style:text-properties fo:color="#808080" fo:font-size="7.5pt" fo:font-style="italic" style:font-size-asian="10.5pt"/>
    </style:style>
    <style:style style:name="tpl_5f_txt_5f_small" style:display-name="tpl_txt_small" style:family="paragraph" style:parent-style-name="Text_20_body">
      <style:text-properties fo:font-size="2pt" style:font-size-asian="10.5pt"/>
    </style:style>
    <style:style style:name="sub_5f_header" style:display-name="sub_header" style:family="paragraph" style:parent-style-name="Text_20_body" style:master-page-name="">
      <style:paragraph-properties fo:margin-top="0in" fo:margin-bottom="0in" style:page-number="auto"/>
      <style:text-properties fo:color="#5f849c" fo:font-size="12pt" style:font-size-asian="10.5pt"/>
    </style:style>
    <style:style style:name="title_5f_my_5f_online_5f_resume" style:display-name="title_my_online_resume" style:family="paragraph" style:master-page-name="">
      <style:paragraph-properties style:page-number="auto"/>
      <style:text-properties fo:color="#dadada" style:font-name="Arial1" fo:font-size="10pt" fo:font-weight="bold" style:font-size-asian="10.5pt"/>
    </style:style>
    <style:style style:name="CV_5f_Header" style:display-name="CV_Header" style:family="paragraph" style:next-style-name="sub_5f_header" style:master-page-name="">
      <style:paragraph-properties fo:line-height="0.2201in" style:page-number="auto"/>
      <style:text-properties fo:color="#5f849c" style:font-name="Arial2" fo:font-size="17pt" fo:font-weight="bold" style:font-size-asian="10.5pt"/>
    </style:style>
    <style:style style:name="title_5f_niv2" style:display-name="title_niv2" style:family="paragraph">
      <style:paragraph-properties fo:margin="100%" fo:margin-left="0.3154in" fo:margin-right="0in" fo:margin-top="0.0193in" fo:margin-bottom="0in" fo:text-indent="0in" style:auto-text-indent="false"/>
      <style:text-properties fo:color="#5f849c" style:font-name="Arial1" fo:font-size="11.3000001907349pt" fo:font-weight="bold" style:font-size-asian="10.5pt"/>
    </style:style>
    <style:style style:name="Footer" style:family="paragraph" style:parent-style-name="Standard" style:class="extra">
      <style:paragraph-properties fo:background-color="#5f849c" text:number-lines="false" text:line-number="0">
        <style:tab-stops>
          <style:tab-stop style:position="4.1335in" style:type="center"/>
          <style:tab-stop style:position="8.2673in" style:type="right"/>
        </style:tab-stops>
        <style:background-image/>
      </style:paragraph-properties>
      <style:text-properties style:font-size-asian="10.5pt"/>
    </style:style>
    <style:style style:name="body_5f_cv" style:display-name="body_cv" style:family="paragraph" style:parent-style-name="Text_20_body">
      <style:paragraph-properties fo:margin="100%" fo:margin-left="0.5118in" fo:margin-right="0in" fo:margin-top="0in" fo:margin-bottom="0.0398in" fo:text-align="start" style:justify-single-word="false" fo:text-indent="0in" style:auto-text-indent="false"/>
      <style:text-properties fo:font-size="8.5pt" style:font-size-asian="10.5pt"/>
    </style:style>
    <style:style style:name="txt_20_bio" style:display-name="txt bio" style:family="paragraph" style:parent-style-name="Table_20_Contents">
      <style:paragraph-properties fo:margin="100%" fo:margin-left="0.3937in" fo:margin-right="0.3937in" fo:margin-top="0.0193in" fo:margin-bottom="0.0591in" fo:text-indent="0in" style:auto-text-indent="false"/>
      <style:text-properties fo:font-size="8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_5f_me_5f_title" style:display-name="contact_me_title" style:family="paragraph">
      <style:paragraph-properties fo:text-align="center" style:justify-single-word="false"/>
      <style:text-properties fo:color="#4a4a4a" style:font-name="Arial1" fo:font-size="9pt" style:font-size-asian="10.5pt"/>
    </style:style>
    <style:style style:name="footer_5f_bg" style:display-name="footer_bg" style:family="paragraph" style:parent-style-name="Footer"/>
    <style:style style:name="contact_5f_info" style:display-name="contact_info" style:family="paragraph" style:master-page-name="">
      <style:paragraph-properties style:page-number="auto"/>
      <style:text-properties style:font-name="Arial1" fo:font-size="8.5p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5f_bg">
      <style:text-properties fo:color="#274558"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2673in" fo:page-height="11.6925in" style:num-format="1" style:print-orientation="portrait" fo:margin-top="0.1772in" fo:margin-bottom="0.1146in" fo:margin-left="0in" fo:margin-right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736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8T17:19:18</meta:creation-date>
    <dc:date>2013-09-08T18:23:28</dc:date>
    <meta:editing-duration>PT33H45M24S</meta:editing-duration>
    <meta:editing-cycles>275</meta:editing-cycles>
    <meta:generator>LibreOffice/3.5$Linux_X86_64 LibreOffice_project/350m1$Build-2</meta:generator>
    <meta:document-statistic meta:table-count="5" meta:image-count="57" meta:object-count="0" meta:page-count="2" meta:paragraph-count="82" meta:word-count="330" meta:character-count="2431" meta:non-whitespace-character-count="2084"/>
  </office:meta>
</office:document-meta>
</file>